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2c512f"/>
    </style:style>
    <style:style style:name="P2" style:family="paragraph" style:parent-style-name="Table_20_Contents">
      <style:text-properties officeooo:paragraph-rsid="0030f0a8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2pt" officeooo:paragraph-rsid="00328149"/>
    </style:style>
    <style:style style:name="P4" style:family="paragraph" style:parent-style-name="Table_20_Contents">
      <style:text-properties style:font-name="Times New Roman" fo:font-size="12pt" officeooo:rsid="00484ee4" officeooo:paragraph-rsid="002c512f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officeooo:paragraph-rsid="00328149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8" style:family="paragraph" style:parent-style-name="Table_20_Contents">
      <style:text-properties style:font-name="Times New Roman" officeooo:paragraph-rsid="002c512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style:font-size-asian="9pt" style:font-size-complex="9pt"/>
    </style:style>
    <style:style style:name="P16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c512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Times New Roman" officeooo:paragraph-rsid="001017d3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style:text-underline-style="none" officeooo:rsid="000b0c15" fo:background-color="#ffffff" loext:char-shading-value="0"/>
    </style:style>
    <style:style style:name="T12" style:family="text">
      <style:text-properties fo:color="#000000" style:text-underline-style="none" officeooo:rsid="00138288" fo:background-color="#ffffff" loext:char-shading-value="0"/>
    </style:style>
    <style:style style:name="T13" style:family="text">
      <style:text-properties fo:color="#000000" style:text-underline-style="none" officeooo:rsid="002fecde" fo:background-color="#ffffff" loext:char-shading-value="0"/>
    </style:style>
    <style:style style:name="T14" style:family="text">
      <style:text-properties fo:color="#000000" style:text-underline-style="none" officeooo:rsid="00328149" fo:background-color="#ffffff" loext:char-shading-value="0"/>
    </style:style>
    <style:style style:name="T15" style:family="text">
      <style:text-properties fo:color="#000000" officeooo:rsid="00ddbb8b"/>
    </style:style>
    <style:style style:name="T16" style:family="text">
      <style:text-properties fo:color="#000000" officeooo:rsid="002c239f"/>
    </style:style>
    <style:style style:name="T17" style:family="text">
      <style:text-properties fo:color="#000000" officeooo:rsid="0031af60"/>
    </style:style>
    <style:style style:name="T18" style:family="text">
      <style:text-properties fo:color="#000000" style:font-name="Times New Roman" style:text-underline-style="none" officeooo:rsid="006bbc5a" fo:background-color="#ffffff" loext:char-shading-value="0"/>
    </style:style>
    <style:style style:name="T19" style:family="text">
      <style:text-properties fo:color="#000000" style:font-name="Times New Roman" style:text-underline-style="none" officeooo:rsid="00f6ed3a" fo:background-color="#ffffff" loext:char-shading-value="0"/>
    </style:style>
    <style:style style:name="T20" style:family="text">
      <style:text-properties fo:color="#000000" style:font-name="Times New Roman" style:text-underline-style="none" officeooo:rsid="00fb804d" fo:background-color="#ffffff" loext:char-shading-value="0"/>
    </style:style>
    <style:style style:name="T21" style:family="text">
      <style:text-properties fo:color="#000000" style:font-name="Times New Roman" style:text-underline-style="none" officeooo:rsid="000c2e18" fo:background-color="#ffffff" loext:char-shading-value="0"/>
    </style:style>
    <style:style style:name="T22" style:family="text">
      <style:text-properties fo:color="#000000" style:font-name="Times New Roman" style:text-underline-style="none" officeooo:rsid="000ed385" fo:background-color="#ffffff" loext:char-shading-value="0"/>
    </style:style>
    <style:style style:name="T23" style:family="text">
      <style:text-properties fo:color="#000000" style:font-name="Times New Roman" style:text-underline-style="none" officeooo:rsid="000b0c15" fo:background-color="#ffffff" loext:char-shading-value="0"/>
    </style:style>
    <style:style style:name="T24" style:family="text">
      <style:text-properties fo:color="#000000" style:font-name="Times New Roman" style:text-underline-style="none" officeooo:rsid="0010acf2" fo:background-color="#ffffff" loext:char-shading-value="0"/>
    </style:style>
    <style:style style:name="T25" style:family="text">
      <style:text-properties fo:color="#000000" style:font-name="Times New Roman" style:text-underline-style="none" officeooo:rsid="00138288" fo:background-color="#ffffff" loext:char-shading-value="0"/>
    </style:style>
    <style:style style:name="T26" style:family="text">
      <style:text-properties fo:color="#000000" style:font-name="Times New Roman" style:text-underline-style="none" officeooo:rsid="002fecde" fo:background-color="#ffffff" loext:char-shading-value="0"/>
    </style:style>
    <style:style style:name="T27" style:family="text">
      <style:text-properties officeooo:rsid="013d0498"/>
    </style:style>
    <style:style style:name="T28" style:family="text">
      <style:text-properties officeooo:rsid="003c9d6c"/>
    </style:style>
    <style:style style:name="T29" style:family="text">
      <style:text-properties style:use-window-font-color="true" officeooo:rsid="003c9d6c"/>
    </style:style>
    <style:style style:name="T30" style:family="text">
      <style:text-properties style:use-window-font-color="true" officeooo:rsid="003c9d6c" fo:background-color="#ffffff" loext:char-shading-value="0"/>
    </style:style>
    <style:style style:name="T31" style:family="text">
      <style:text-properties officeooo:rsid="003c9d6c" fo:background-color="#ffffff" loext:char-shading-value="0"/>
    </style:style>
    <style:style style:name="T32" style:family="text">
      <style:text-properties officeooo:rsid="0042f57a" fo:background-color="#ffffff" loext:char-shading-value="0"/>
    </style:style>
    <style:style style:name="T33" style:family="text">
      <style:text-properties officeooo:rsid="00f9f1a9" fo:background-color="#ffffff" loext:char-shading-value="0"/>
    </style:style>
    <style:style style:name="T34" style:family="text">
      <style:text-properties officeooo:rsid="0022f10e"/>
    </style:style>
    <style:style style:name="T35" style:family="text">
      <style:text-properties officeooo:rsid="0042f57a"/>
    </style:style>
    <style:style style:name="T36" style:family="text">
      <style:text-properties fo:language="en" fo:country="US" officeooo:rsid="0042f57a"/>
    </style:style>
    <style:style style:name="T37" style:family="text">
      <style:text-properties officeooo:rsid="0118ff4b"/>
    </style:style>
    <style:style style:name="T38" style:family="text">
      <style:text-properties officeooo:rsid="011e3475"/>
    </style:style>
    <style:style style:name="T39" style:family="text">
      <style:text-properties officeooo:rsid="0059ec4d"/>
    </style:style>
    <style:style style:name="T40" style:family="text">
      <style:text-properties officeooo:rsid="002aa57d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2c3c8e"/>
    </style:style>
    <style:style style:name="T43" style:family="text">
      <style:text-properties style:font-name="Times New Roman" fo:font-size="24pt" style:font-size-asian="24pt" style:font-size-complex="24pt"/>
    </style:style>
    <style:style style:name="T44" style:family="text">
      <style:text-properties officeooo:rsid="002c3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24"/>
      <text:p text:style-name="P13">C<text:span text:style-name="T37">ertidão De Matrícula</text:span></text:p>
      <text:p text:style-name="P13"/>
      <text:p text:style-name="P26"><text:text-input text:description="${documentSignature.responsibleName}">${documentSignature.responsibleName}</text:text-input><text:span text:style-name="T28">, </text:span><text:span text:style-name="T28"><text:text-input text:description="${lang.pt(documentSignature.responsibleFunction)}">${lang.pt(documentSignature.responsibleFunction)}</text:text-input></text:span><text:span text:style-name="T28"> da </text:span><text:span text:style-name="T15">Faculdade de </text:span><text:span text:style-name="T17">Letras</text:span><text:span text:style-name="T16"> </text:span><text:span text:style-name="T15">da Universidade de Lisboa,</text:span></text:p>
      <text:p text:style-name="P17"><text:span text:style-name="T28">Certifica, em face dos registos existentes nesta Faculdade, que </text:span><text:span text:style-name="T28"><text:text-input text:description="${person.name}">${person.name}</text:text-input></text:span><text:span text:style-name="T28">, </text:span><text:span text:style-name="T28"><text:text-input text:description="[#if person.female]">[#if person.female]</text:text-input></text:span><text:span text:style-name="T28">aluna</text:span><text:span text:style-name="T28"><text:text-input text:description="[#elseif person.male]">[#elseif person.male]</text:text-input></text:span><text:span text:style-name="T28">aluno</text:span><text:span text:style-name="T28"><text:text-input text:description="[/#if]">[/#if]</text:text-input></text:span><text:span text:style-name="T28"> n.º </text:span><text:span text:style-name="T28"><text:text-input text:description="${person.student.number}">${person.student.number}</text:text-input></text:span><text:span text:style-name="T28">, </text:span><text:span text:style-name="T28"><text:text-input text:description="[#if person.female]">[#if person.female]</text:text-input></text:span><text:span text:style-name="T28">nascida</text:span><text:span text:style-name="T28"><text:text-input text:description="[#elseif person.male]">[#elseif person.male]</text:text-input></text:span><text:span text:style-name="T28">nascido</text:span><text:span text:style-name="T28"><text:text-input text:description="[/#if]">[/#if]</text:text-input></text:span><text:span text:style-name="T28"> a </text:span><text:span text:style-name="T28"><text:text-input text:description="${lang.pt(dates.extendedDate(person.dateOfBirthYearMonthDay))}">${lang.pt(dates.extendedDate(person.dateOfBirthYearMonthDay))}</text:text-input></text:span><text:span text:style-name="T28">, </text:span><text:span text:style-name="T28"><text:text-input text:description="[#if person.female]">[#if person.female]</text:text-input></text:span><text:span text:style-name="T28">portadora</text:span><text:span text:style-name="T28"><text:text-input text:description="[#elseif person.male]">[#elseif person.male]</text:text-input></text:span><text:span text:style-name="T28">portador</text:span><text:span text:style-name="T28"><text:text-input text:description="[/#if]">[/#if]</text:text-input></text:span><text:span text:style-name="T28"> do</text:span><text:span text:style-name="T29"> </text:span><text:text-input text:description="${lang.pt(person.idDocumentType.localizedNameI18N)}">${lang.pt(person.idDocumentType.localizedNameI18N)}</text:text-input><text:span text:style-name="T30"> n.º </text:span><text:text-input text:description="${person.documentIdNumber}">${person.documentIdNumber}</text:text-input><text:span text:style-name="T28">, </text:span><text:span text:style-name="T28"><text:text-input text:description="[#if person.female]">[#if person.female]</text:text-input></text:span><text:span text:style-name="T28">filha</text:span><text:span text:style-name="T28"><text:text-input text:description="[#elseif person.male]">[#elseif person.male]</text:text-input></text:span><text:span text:style-name="T28">filho</text:span><text:span text:style-name="T28"><text:text-input text:description="[/#if]">[/#if]</text:text-input></text:span><text:span text:style-name="T28"> de </text:span><text:span text:style-name="T28"><text:text-input text:description="${person.nameOfFather}">${person.nameOfFather}</text:text-input></text:span><text:span text:style-name="T28"> e de </text:span><text:span text:style-name="T28"><text:text-input text:description="person.nameOfMother"/></text:span><text:span text:style-name="T28"><text:text-input text:description="${person.nameOfMother}">${person.nameOfMother}</text:text-input></text:span><text:span text:style-name="T28">, </text:span><text:span text:style-name="T31">realizou a matrícula no Curso de </text:span><text:text-input text:description="${lang.pt(curricularPlanInformation.degreePresentationName)}">${lang.pt(curricularPlanInformation.degreePresentationName)}</text:text-input><text:span text:style-name="T31"> no ano letivo d</text:span><text:span text:style-name="T33">e </text:span><text:text-input text:description="${registration.startExecutionYear.name}">${registration.startExecutionYear.name}</text:text-input><text:span text:style-name="T31">.</text:span></text:p>
      <text:p text:style-name="P16"/>
      <text:p text:style-name="P5"><text:text-input text:description="[#if serviceRequest.documentPurposeTypeInstance??]">[#if serviceRequest.documentPurposeTypeInstance??]</text:text-input><text:span text:style-name="T44"><text:text-input text:description="[#if serviceRequest.documentPurposeTypeInstance.code == &quot;FAMILY_ALLOWANCE&quot;]">[#if serviceRequest.documentPurposeTypeInstance.code == "FAMILY_ALLOWANCE"]</text:text-input></text:span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9">Abono de Família</text:span><text:span text:style-name="T6">.</text:span><text:span text:style-name="T44"><text:text-input text:description="[#elseif serviceRequest.documentPurposeTypeInstance.code == &quot;FAMILY_BENEFITS&quot;]">[#elseif serviceRequest.documentPurposeTypeInstance.code == "FAMILY_BENEFITS"]</text:text-input></text:span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span text:style-name="T44"><text:text-input text:description="[#elseif serviceRequest.documentPurposeTypeInstance.code == &quot;IRS&quot;]">[#elseif serviceRequest.documentPurposeTypeInstance.code == "IRS"]</text:text-input></text:span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11">ADSE/</text:span><text:span text:style-name="T9">ADM/SAD/SSMJ</text:span><text:span text:style-name="T6">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bolsa de estudo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IMMIGRATION&quot;]">[#elseif serviceRequest.documentPurposeTypeInstance.code == "IMMIGRATION"]</text:text-input><text:span text:style-name="T12">Esta </text:span><text:span text:style-name="T14">certidão</text:span><text:span text:style-name="T12">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5"/>
      <text:p text:style-name="P3"><text:soft-page-break/><text:text-input text:description="[/#if]">[/#if]</text:text-input></text:p>
      <text:p text:style-name="P4"><text:span text:style-name="T38">A</text:span> presente certi<text:span text:style-name="T38">dão</text:span> <text:span text:style-name="T39">vai</text:span> firmad<text:span text:style-name="T40">a</text:span> com o selo branco em uso nesta Faculdade.</text:p>
      <text:p text:style-name="P6"/>
      <text:p text:style-name="P6"/>
      <text:p text:style-name="P7"><text:span text:style-name="T15">Faculdade de </text:span><text:span text:style-name="T2">Letras </text:span><text:span text:style-name="T15">da Universidade de Lisboa</text:span><text:span text:style-name="T35">, </text:span><text:span text:style-name="T36">em </text:span><text:span text:style-name="T36"><text:text-input text:description="${lang.pt(dates.extendedDate(localizedDate.nowDate()))}">${lang.pt(dates.extendedDate(localizedDate.nowDate()))}</text:text-input></text:span><text:span text:style-name="T32">.</text:span></text:p>
      <text:p text:style-name="P6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19"><text:span text:style-name="T34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20:01.305931314</dc:date>
    <meta:editing-duration>PT52M11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10" meta:character-count="3289" meta:non-whitespace-character-count="3039"/>
  </office:meta>
</office:document-meta>
</file>